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81cm"/>
      <style:text-properties fo:color="#d4d4d4" loext:opacity="100%" style:font-name="Droid Sans Mono" fo:font-size="7.80000019073486pt" fo:font-weight="normal" fo:background-color="#282828"/>
    </style:style>
    <style:style style:name="P2" style:family="paragraph" style:parent-style-name="Standard">
      <style:paragraph-properties style:line-height-at-least="0.381cm"/>
    </style:style>
    <style:style style:name="P3" style:family="paragraph" style:parent-style-name="Text_20_body">
      <style:paragraph-properties fo:padding="0cm" fo:border="none"/>
    </style:style>
    <style:style style:name="P4" style:family="paragraph" style:parent-style-name="Text_20_body">
      <style:paragraph-properties style:line-height-at-least="0.381cm"/>
    </style:style>
    <style:style style:name="T1" style:family="text">
      <style:text-properties fo:color="#569cd6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c586c0" loext:opacity="100%"/>
    </style:style>
    <style:style style:name="T6" style:family="text">
      <style:text-properties fo:color="#b5cea8" loext:opacity="100%"/>
    </style:style>
    <style:style style:name="T7" style:family="text">
      <style:text-properties loext:padding="0.049cm" loext:border="0.06pt solid #000000"/>
    </style:style>
    <style:style style:name="T8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/></text:p>
      <text:p text:style-name="P4">/*Given an integer array <text:span text:style-name="Source_20_Text"><text:span text:style-name="T7">nums</text:span></text:span> of length <text:span text:style-name="Source_20_Text"><text:span text:style-name="T7">n</text:span></text:span>, you want to create an array <text:span text:style-name="Source_20_Text"><text:span text:style-name="T7">ans</text:span></text:span> of length <text:span text:style-name="Source_20_Text"><text:span text:style-name="T7">2n</text:span></text:span> where <text:span text:style-name="Source_20_Text"><text:span text:style-name="T7">ans[i] == nums[i]</text:span></text:span> and <text:span text:style-name="Source_20_Text"><text:span text:style-name="T7">ans[i + n] == nums[i]</text:span></text:span> for <text:span text:style-name="Source_20_Text"><text:span text:style-name="T7">0 &lt;= i &lt; n</text:span></text:span> (<text:span text:style-name="Strong_20_Emphasis"><text:span text:style-name="T8">0-indexed</text:span></text:span>).</text:p>
      <text:p text:style-name="P3">Specifically, <text:span text:style-name="Source_20_Text"><text:span text:style-name="T7">ans</text:span></text:span> is the <text:span text:style-name="Strong_20_Emphasis"><text:span text:style-name="T8">concatenation</text:span></text:span> of two <text:span text:style-name="Source_20_Text"><text:span text:style-name="T7">nums</text:span></text:span> arrays.</text:p>
      <text:p text:style-name="P3">Return <text:span text:style-name="Emphasis"><text:span text:style-name="T8">the array </text:span></text:span><text:span text:style-name="Source_20_Text"><text:span text:style-name="T7">ans</text:span></text:span>. */</text:p>
      <text:p text:style-name="P2"/>
      <text:p text:style-name="P2"/>
      <text:p text:style-name="P2"/>
      <text:p text:style-name="P2">class Solution {</text:p>
      <text:p text:style-name="P2"><text:s text:c="4"/>public int[] getConcatenation(int[] nums) {</text:p>
      <text:p text:style-name="P2"><text:s text:c="8"/>int n = nums.length;</text:p>
      <text:p text:style-name="P2"><text:s text:c="8"/>int[] ans = new int[n*2];</text:p>
      <text:p text:style-name="P2"/>
      <text:p text:style-name="P2"><text:s text:c="8"/>for(int i = 0; i&lt;n;i++){</text:p>
      <text:p text:style-name="P2"><text:s text:c="12"/>ans[i] = nums[i];</text:p>
      <text:p text:style-name="P2"><text:s text:c="12"/>ans[i+n] = nums[i];</text:p>
      <text:p text:style-name="P2"><text:s text:c="8"/>}</text:p>
      <text:p text:style-name="P2"><text:s text:c="8"/>return ans;</text:p>
      <text:p text:style-name="P2"><text:s text:c="8"/></text:p>
      <text:p text:style-name="P2"><text:s text:c="4"/>}</text:p>
      <text:p text:style-name="P2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21:05:18.232979924</meta:creation-date>
    <dc:date>2024-01-25T21:08:38.361241641</dc:date>
    <meta:editing-duration>PT3M20S</meta:editing-duration>
    <meta:editing-cycles>1</meta:editing-cycles>
    <meta:document-statistic meta:table-count="0" meta:image-count="0" meta:object-count="0" meta:page-count="1" meta:paragraph-count="15" meta:word-count="82" meta:character-count="505" meta:non-whitespace-character-count="357"/>
    <meta:generator>LibreOffice/7.3.7.2$Linux_X86_64 LibreOffice_project/30$Build-2</meta:generator>
  </office:meta>
</office:document-meta>
</file>